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Standard">
      <style:text-properties officeooo:rsid="0011f2b0" officeooo:paragraph-rsid="0011f2b0"/>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6ca61" officeooo:paragraph-rsid="0016ca61"/>
    </style:style>
    <style:style style:name="P40" style:family="paragraph" style:parent-style-name="Standard">
      <style:text-properties officeooo:rsid="001f444b" officeooo:paragraph-rsid="001f444b"/>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Heading_20_1" style:master-page-name="First_20_Page">
      <style:paragraph-properties style:page-number="auto"/>
    </style:style>
    <style:style style:name="P64" style:family="paragraph" style:parent-style-name="Heading_20_1" style:list-style-name="Numbering_20_2">
      <style:paragraph-properties fo:break-before="page"/>
    </style:style>
    <style:style style:name="P65" style:family="paragraph" style:parent-style-name="Heading_20_4">
      <style:text-properties officeooo:paragraph-rsid="0028d990"/>
    </style:style>
    <style:style style:name="P66" style:family="paragraph" style:parent-style-name="Heading_20_4">
      <style:text-properties officeooo:rsid="002ae786" officeooo:paragraph-rsid="002ae786"/>
    </style:style>
    <style:style style:name="P67" style:family="paragraph" style:parent-style-name="Heading_20_4">
      <style:text-properties officeooo:rsid="0036157f" officeooo:paragraph-rsid="0036157f"/>
    </style:style>
    <style:style style:name="P68" style:family="paragraph" style:parent-style-name="Standard" style:list-style-name="L1"/>
    <style:style style:name="P69" style:family="paragraph" style:parent-style-name="Standard" style:list-style-name="L2">
      <style:text-properties officeooo:paragraph-rsid="003ace26"/>
    </style:style>
    <style:style style:name="P70" style:family="paragraph" style:parent-style-name="Standard" style:list-style-name="L3">
      <style:text-properties officeooo:rsid="0048173c" officeooo:paragraph-rsid="0048173c"/>
    </style:style>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6">
      <style:text-properties officeooo:rsid="001ebd97" officeooo:paragraph-rsid="001ebd97"/>
    </style:style>
    <style:style style:name="P74" style:family="paragraph" style:parent-style-name="Standard" style:list-style-name="L8">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5" style:family="paragraph" style:parent-style-name="Standard" style:list-style-name="L9">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6" style:family="paragraph" style:parent-style-name="Standard" style:list-style-name="L10">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7" style:family="paragraph" style:parent-style-name="Standard" style:list-style-name="L10">
      <style:text-properties officeooo:rsid="00872b59" officeooo:paragraph-rsid="00872b59"/>
    </style:style>
    <style:style style:name="P78" style:family="paragraph" style:parent-style-name="Standard" style:list-style-name="L11">
      <style:text-properties officeooo:rsid="0030ba07" officeooo:paragraph-rsid="0030ba07"/>
    </style:style>
    <style:style style:name="P79" style:family="paragraph" style:parent-style-name="Standard">
      <style:paragraph-properties fo:margin-top="0in" fo:margin-bottom="0in" style:contextual-spacing="false"/>
      <style:text-properties officeooo:paragraph-rsid="0047cdd7"/>
    </style:style>
    <style:style style:name="P8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1"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3"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5" style:family="paragraph" style:parent-style-name="Text_20_body" style:list-style-name="L7">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86" style:family="paragraph">
      <style:paragraph-properties style:writing-mode="lr-tb"/>
      <style:text-properties style:font-name="Liberation Sans" fo:font-size="1pt"/>
    </style:style>
    <style:style style:name="P8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officeooo:rsid="001364fd"/>
    </style:style>
    <style:style style:name="T22" style:family="text">
      <style:text-properties officeooo:rsid="00154050"/>
    </style:style>
    <style:style style:name="T23" style:family="text">
      <style:text-properties officeooo:rsid="0016e3ff"/>
    </style:style>
    <style:style style:name="T24" style:family="text">
      <style:text-properties officeooo:rsid="00351917"/>
    </style:style>
    <style:style style:name="T25" style:family="text">
      <style:text-properties officeooo:rsid="0016ca61"/>
    </style:style>
    <style:style style:name="T26" style:family="text">
      <style:text-properties officeooo:rsid="002ae786"/>
    </style:style>
    <style:style style:name="T27" style:family="text">
      <style:text-properties officeooo:rsid="0036157f"/>
    </style:style>
    <style:style style:name="T28" style:family="text">
      <style:text-properties officeooo:rsid="00345917"/>
    </style:style>
    <style:style style:name="T29" style:family="text">
      <style:text-properties fo:font-style="italic" style:text-underline-style="none" style:font-style-asian="italic" style:font-style-complex="italic"/>
    </style:style>
    <style:style style:name="T30" style:family="text">
      <style:text-properties fo:font-size="10pt" style:font-size-asian="10pt" style:font-size-complex="10pt"/>
    </style:style>
    <style:style style:name="T31" style:family="text">
      <style:text-properties fo:font-size="10pt" officeooo:rsid="0050cc8e" style:font-size-asian="10pt" style:font-size-complex="10pt"/>
    </style:style>
    <style:style style:name="T32" style:family="text">
      <style:text-properties fo:font-size="10pt" officeooo:rsid="006bbe50" style:font-size-asian="10pt" style:font-size-complex="10pt"/>
    </style:style>
    <style:style style:name="T33" style:family="text">
      <style:text-properties fo:font-size="10pt" officeooo:rsid="0098a64c" style:font-size-asian="10pt" style:font-size-complex="10pt"/>
    </style:style>
    <style:style style:name="T34" style:family="text">
      <style:text-properties fo:font-size="10pt" officeooo:rsid="0099ca09" style:font-size-asian="10pt" style:font-size-complex="10pt"/>
    </style:style>
    <style:style style:name="T35" style:family="text">
      <style:text-properties officeooo:rsid="001f444b"/>
    </style:style>
    <style:style style:name="T36" style:family="text">
      <style:text-properties officeooo:rsid="0021aa07"/>
    </style:style>
    <style:style style:name="T37" style:family="text">
      <style:text-properties officeooo:rsid="0022304b"/>
    </style:style>
    <style:style style:name="T38" style:family="text">
      <style:text-properties officeooo:rsid="0028d990"/>
    </style:style>
    <style:style style:name="T39" style:family="text">
      <style:text-properties officeooo:rsid="002c126c"/>
    </style:style>
    <style:style style:name="T40" style:family="text">
      <style:text-properties officeooo:rsid="002d9318"/>
    </style:style>
    <style:style style:name="T41" style:family="text">
      <style:text-properties officeooo:rsid="0030f51b"/>
    </style:style>
    <style:style style:name="T42" style:family="text">
      <style:text-properties officeooo:rsid="003ace26"/>
    </style:style>
    <style:style style:name="T43" style:family="text">
      <style:text-properties officeooo:rsid="003c82eb"/>
    </style:style>
    <style:style style:name="T44" style:family="text">
      <style:text-properties style:font-weight-complex="bold"/>
    </style:style>
    <style:style style:name="T45" style:family="text">
      <style:text-properties officeooo:rsid="001574eb" style:font-weight-complex="bold"/>
    </style:style>
    <style:style style:name="T46" style:family="text">
      <style:text-properties officeooo:rsid="005dd476" style:font-weight-complex="bold"/>
    </style:style>
    <style:style style:name="T47" style:family="text">
      <style:text-properties officeooo:rsid="007da084" style:font-weight-complex="bold"/>
    </style:style>
    <style:style style:name="T48" style:family="text">
      <style:text-properties officeooo:rsid="009751b4" style:font-weight-complex="bold"/>
    </style:style>
    <style:style style:name="T49" style:family="text">
      <style:text-properties officeooo:rsid="003eceeb"/>
    </style:style>
    <style:style style:name="T50" style:family="text">
      <style:text-properties officeooo:rsid="003f0262"/>
    </style:style>
    <style:style style:name="T51" style:family="text">
      <style:text-properties officeooo:rsid="004195de"/>
    </style:style>
    <style:style style:name="T52" style:family="text">
      <style:text-properties officeooo:rsid="00428ae5"/>
    </style:style>
    <style:style style:name="T53" style:family="text">
      <style:text-properties officeooo:rsid="004485ca"/>
    </style:style>
    <style:style style:name="T54" style:family="text">
      <style:text-properties officeooo:rsid="0048173c"/>
    </style:style>
    <style:style style:name="T55" style:family="text">
      <style:text-properties officeooo:rsid="004b11bd"/>
    </style:style>
    <style:style style:name="T56"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7"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8"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9" style:family="text">
      <style:text-properties officeooo:rsid="004eb78b"/>
    </style:style>
    <style:style style:name="T60" style:family="text">
      <style:text-properties officeooo:rsid="004f33f0"/>
    </style:style>
    <style:style style:name="T61" style:family="text">
      <style:text-properties officeooo:rsid="005ba069"/>
    </style:style>
    <style:style style:name="T62" style:family="text">
      <style:text-properties officeooo:rsid="005dd476"/>
    </style:style>
    <style:style style:name="T63" style:family="text">
      <style:text-properties officeooo:rsid="005e8aa8"/>
    </style:style>
    <style:style style:name="T64" style:family="text">
      <style:text-properties officeooo:rsid="00610d0c"/>
    </style:style>
    <style:style style:name="T65" style:family="text">
      <style:text-properties officeooo:rsid="00647ba9"/>
    </style:style>
    <style:style style:name="T66" style:family="text">
      <style:text-properties officeooo:rsid="0069d37c"/>
    </style:style>
    <style:style style:name="T67" style:family="text">
      <style:text-properties officeooo:rsid="006b0883"/>
    </style:style>
    <style:style style:name="T68" style:family="text">
      <style:text-properties officeooo:rsid="006bbe50"/>
    </style:style>
    <style:style style:name="T69" style:family="text">
      <style:text-properties officeooo:rsid="006c89d8"/>
    </style:style>
    <style:style style:name="T70" style:family="text">
      <style:text-properties officeooo:rsid="00715cad"/>
    </style:style>
    <style:style style:name="T71" style:family="text">
      <style:text-properties officeooo:rsid="00726a4c"/>
    </style:style>
    <style:style style:name="T72" style:family="text">
      <style:text-properties officeooo:rsid="00743404"/>
    </style:style>
    <style:style style:name="T73" style:family="text">
      <style:text-properties officeooo:rsid="007501f2"/>
    </style:style>
    <style:style style:name="T74" style:family="text">
      <style:text-properties officeooo:rsid="0078479f"/>
    </style:style>
    <style:style style:name="T75" style:family="text">
      <style:text-properties officeooo:rsid="00796d44"/>
    </style:style>
    <style:style style:name="T76" style:family="text">
      <style:text-properties officeooo:rsid="007ad34f"/>
    </style:style>
    <style:style style:name="T77" style:family="text">
      <style:text-properties officeooo:rsid="007da084"/>
    </style:style>
    <style:style style:name="T78" style:family="text">
      <style:text-properties officeooo:rsid="00826b4c"/>
    </style:style>
    <style:style style:name="T79" style:family="text">
      <style:text-properties officeooo:rsid="008c278c"/>
    </style:style>
    <style:style style:name="T80" style:family="text">
      <style:text-properties officeooo:rsid="00915420"/>
    </style:style>
    <style:style style:name="T81" style:family="text">
      <style:text-properties officeooo:rsid="00924f54"/>
    </style:style>
    <style:style style:name="T82" style:family="text">
      <style:text-properties officeooo:rsid="00946519"/>
    </style:style>
    <style:style style:name="T83" style:family="text">
      <style:text-properties officeooo:rsid="0095cb3c"/>
    </style:style>
    <style:style style:name="T84" style:family="text">
      <style:text-properties officeooo:rsid="009693d5"/>
    </style:style>
    <style:style style:name="T85" style:family="text">
      <style:text-properties officeooo:rsid="0099ca09"/>
    </style:style>
    <style:style style:name="T86"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40247584" text:id="ct105553240247584">
          <text:insertion>
            <office:change-info>
              <dc:creator>Bob Jacobsen</dc:creator>
              <dc:date>2024-09-05T19:32:19</dc:date>
            </office:change-info>
          </text:insertion>
        </text:changed-region>
        <text:changed-region xml:id="ct105553240247344" text:id="ct105553240247344">
          <text:deletion>
            <office:change-info>
              <dc:creator>Bob Jacobsen</dc:creator>
              <dc:date>2024-09-05T19:32:19</dc:date>
            </office:change-info>
            <text:p text:style-name="Standard"><text:span text:style-name="T14">3</text:span></text:p>
          </text:deletion>
        </text:changed-region>
        <text:changed-region xml:id="ct105553240288032" text:id="ct105553240288032">
          <text:insertion>
            <office:change-info>
              <dc:creator>Bob Jacobsen</dc:creator>
              <dc:date>2024-09-05T19:32:50</dc:date>
            </office:change-info>
          </text:insertion>
        </text:changed-region>
        <text:changed-region xml:id="ct105553240248064" text:id="ct105553240248064">
          <text:insertion>
            <office:change-info>
              <dc:creator>Bob Jacobsen</dc:creator>
              <dc:date>2024-09-05T19:32:33</dc:date>
            </office:change-info>
          </text:insertion>
        </text:changed-region>
        <text:changed-region xml:id="ct105553240283472" text:id="ct105553240283472">
          <text:deletion>
            <office:change-info>
              <dc:creator>Bob Jacobsen</dc:creator>
              <dc:date>2024-09-05T19:32:33</dc:date>
            </office:change-info>
            <text:p text:style-name="Standard"><text:span text:style-name="T13">3</text:span></text:p>
          </text:deletion>
        </text:changed-region>
        <text:changed-region xml:id="ct105553173862496" text:id="ct105553173862496">
          <text:insertion>
            <office:change-info>
              <dc:creator>Bob Jacobsen</dc:creator>
              <dc:date>2024-09-05T19:32:44</dc:date>
            </office:change-info>
          </text:insertion>
        </text:changed-region>
        <text:changed-region xml:id="ct105553240063216" text:id="ct105553240063216">
          <text:insertion>
            <office:change-info>
              <dc:creator>Bob Jacobsen</dc:creator>
              <dc:date>2024-09-05T19:30:13</dc:date>
            </office:change-info>
          </text:insertion>
        </text:changed-region>
        <text:changed-region xml:id="ct105553240062976" text:id="ct105553240062976">
          <text:deletion>
            <office:change-info>
              <dc:creator>Bob Jacobsen</dc:creator>
              <dc:date>2024-09-05T19:30:13</dc:date>
            </office:change-info>
            <text:p text:style-name="Standard"><text:span text:style-name="T32">3</text:span></text:p>
          </text:deletion>
        </text:changed-region>
        <text:changed-region xml:id="ct105553172954112" text:id="ct105553172954112">
          <text:insertion>
            <office:change-info>
              <dc:creator>Bob Jacobsen</dc:creator>
              <dc:date>2024-08-10T13:32:45</dc:date>
            </office:change-info>
          </text:insertion>
        </text:changed-region>
        <text:changed-region xml:id="ct105553172953872" text:id="ct105553172953872">
          <text:insertion>
            <office:change-info>
              <dc:creator>Bob Jacobsen</dc:creator>
              <dc:date>2024-08-10T13:31:10</dc:date>
            </office:change-info>
          </text:insertion>
        </text:changed-region>
        <text:changed-region xml:id="ct105553172954832" text:id="ct105553172954832">
          <text:insertion>
            <office:change-info>
              <dc:creator>Bob Jacobsen</dc:creator>
              <dc:date>2024-08-10T13:32:56</dc:date>
            </office:change-info>
          </text:insertion>
        </text:changed-region>
        <text:changed-region xml:id="ct105553172954592" text:id="ct105553172954592">
          <text:insertion>
            <office:change-info>
              <dc:creator>Bob Jacobsen</dc:creator>
              <dc:date>2024-08-10T16:20:59</dc:date>
            </office:change-info>
          </text:insertion>
        </text:changed-region>
        <text:changed-region xml:id="ct105553173069824" text:id="ct105553173069824">
          <text:insertion>
            <office:change-info>
              <dc:creator>Bob Jacobsen</dc:creator>
              <dc:date>2024-08-10T13:34:00</dc:date>
            </office:change-info>
          </text:insertion>
        </text:changed-region>
        <text:changed-region xml:id="ct105553173070064" text:id="ct105553173070064">
          <text:insertion>
            <office:change-info>
              <dc:creator>Bob Jacobsen</dc:creator>
              <dc:date>2024-08-10T13:35:01</dc:date>
            </office:change-info>
          </text:insertion>
        </text:changed-region>
        <text:changed-region xml:id="ct105553173745168" text:id="ct105553173745168">
          <text:insertion>
            <office:change-info>
              <dc:creator>Bob Jacobsen</dc:creator>
              <dc:date>2024-09-05T19:29:14</dc:date>
            </office:change-info>
          </text:insertion>
        </text:changed-region>
        <text:changed-region xml:id="ct105553173070784" text:id="ct105553173070784">
          <text:insertion>
            <office:change-info>
              <dc:creator>Bob Jacobsen</dc:creator>
              <dc:date>2024-08-10T13:36:06</dc:date>
            </office:change-info>
          </text:insertion>
        </text:changed-region>
        <text:changed-region xml:id="ct105553173070544" text:id="ct105553173070544">
          <text:insertion>
            <office:change-info>
              <dc:creator>Bob Jacobsen</dc:creator>
              <dc:date>2024-08-10T13:38:06</dc:date>
            </office:change-info>
          </text:insertion>
        </text:changed-region>
        <text:changed-region xml:id="ct105553173071024" text:id="ct105553173071024">
          <text:insertion>
            <office:change-info>
              <dc:creator>Bob Jacobsen</dc:creator>
              <dc:date>2024-08-10T13:39:19</dc:date>
            </office:change-info>
          </text:insertion>
        </text:changed-region>
        <text:changed-region xml:id="ct105553173071264" text:id="ct105553173071264">
          <text:insertion>
            <office:change-info>
              <dc:creator>Bob Jacobsen</dc:creator>
              <dc:date>2024-08-10T13:40:20</dc:date>
            </office:change-info>
          </text:insertion>
        </text:changed-region>
        <text:changed-region xml:id="ct105553173071504" text:id="ct105553173071504">
          <text:insertion>
            <office:change-info>
              <dc:creator>Bob Jacobsen</dc:creator>
              <dc:date>2024-08-10T13:42:12</dc:date>
            </office:change-info>
          </text:insertion>
        </text:changed-region>
        <text:changed-region xml:id="ct105553173071744" text:id="ct105553173071744">
          <text:insertion>
            <office:change-info>
              <dc:creator>Bob Jacobsen</dc:creator>
              <dc:date>2024-08-10T13:42:15</dc:date>
            </office:change-info>
          </text:insertion>
        </text:changed-region>
        <text:changed-region xml:id="ct105553173071984" text:id="ct105553173071984">
          <text:insertion>
            <office:change-info>
              <dc:creator>Bob Jacobsen</dc:creator>
              <dc:date>2024-08-07T21:03:32</dc:date>
            </office:change-info>
          </text:insertion>
        </text:changed-region>
        <text:changed-region xml:id="ct105553173072224" text:id="ct105553173072224">
          <text:insertion>
            <office:change-info>
              <dc:creator>Bob Jacobsen</dc:creator>
              <dc:date>2024-08-07T21:04:33</dc:date>
            </office:change-info>
          </text:insertion>
        </text:changed-region>
        <text:changed-region xml:id="ct105553173072704" text:id="ct105553173072704">
          <text:insertion>
            <office:change-info>
              <dc:creator>Bob Jacobsen</dc:creator>
              <dc:date>2024-08-09T22:09:57</dc:date>
            </office:change-info>
          </text:insertion>
        </text:changed-region>
        <text:changed-region xml:id="ct105553240222736" text:id="ct105553240222736">
          <text:deletion>
            <office:change-info>
              <dc:creator>Bob Jacobsen</dc:creator>
              <dc:date>2024-09-05T19:31:29</dc:date>
            </office:change-info>
            <text:p text:style-name="P80">&lt;?xml version="1.0" encoding="utf-8"?&gt;</text:p>
            <text:p text:style-name="P80">&lt;?xml-stylesheet href="schema2xhtml.xsl" type="text/xsl"?&gt;</text:p>
            <text:p text:style-name="P80">&lt;!-- XML Schema for OpenLCB Configuration Description Information (CDI) <text:s text:c="4"/>--&gt;</text:p>
            <text:p text:style-name="P80">&lt;xs:schema version="CDI 1.<text:span text:style-name="T68">3</text:span>" xmlns:xs="http://www.w3.org/2001/XMLSchema" xmlns:xsi="http://www.w3.org/2001/XMLSchema-instance"&gt;</text:p>
            <text:p text:style-name="P80"><text:s text:c="2"/></text:p>
            <text:p text:style-name="P80"><text:s text:c="2"/>&lt;xs:complexType name="mapType"&gt;</text:p>
            <text:p text:style-name="P80"><text:s text:c="4"/>&lt;xs:annotation&gt;</text:p>
            <text:p text:style-name="P80"><text:s text:c="6"/>&lt;xs:documentation&gt;</text:p>
            <text:p text:style-name="P80"><text:s text:c="8"/>A map relates one or more property elements (keys) </text:p>
            <text:p text:style-name="P80"><text:s text:c="8"/>to specific values.</text:p>
            <text:p text:style-name="P80"><text:s text:c="6"/>&lt;/xs:documentation&gt;</text:p>
            <text:p text:style-name="P80"><text:s text:c="4"/>&lt;/xs:annotation&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relation" minOccurs="0" maxOccurs="unbounded"&gt;</text:p>
            <text:p text:style-name="P80"><text:s text:c="8"/>&lt;xs:complexType&gt;</text:p>
            <text:p text:style-name="P80"><text:s text:c="10"/>&lt;xs:sequence&gt;</text:p>
            <text:p text:style-name="P80"><text:s text:c="12"/>&lt;xs:element name="property" minOccurs="1" maxOccurs="1" /&gt;</text:p>
            <text:p text:style-name="P80"><text:s text:c="12"/>&lt;xs:element name="value" minOccurs="1" maxOccurs="1" /&gt;</text:p>
            <text:p text:style-name="P80"><text:s text:c="10"/>&lt;/xs:sequence&gt;</text:p>
            <text:p text:style-name="P80"><text:s text:c="8"/>&lt;/xs:complexType&gt;</text:p>
            <text:p text:style-name="P80"><text:s text:c="6"/>&lt;/xs:element&gt;</text:p>
            <text:p text:style-name="P80"><text:s text:c="4"/>&lt;/xs:sequence&gt;</text:p>
            <text:p text:style-name="P80"><text:s text:c="2"/>&lt;/xs:complexType&gt;</text:p>
            <text:p text:style-name="P80"><text:s text:c="2"/></text:p>
            <text:p text:style-name="P80"><text:s text:c="2"/>&lt;xs:complexType name="groupType"&gt;</text:p>
            <text:p text:style-name="P80"><text:s text:c="4"/>&lt;xs:sequence&gt;</text:p>
            <text:p text:style-name="P80"><text:s text:c="6"/>&lt;xs:element name="name" minOccurs="0" maxOccurs="1" /&gt;</text:p>
            <text:p text:style-name="P80"><text:s text:c="6"/>&lt;xs:element name="description" minOccurs="0" maxOccurs="1" /&gt;</text:p>
            <text:p text:style-name="P81"><text:s text:c="6"/>&lt;xs:element name="repname" minOccurs="0" maxOccurs="unbounded" /&gt;</text:p>
            <text:p text:style-name="P80"><text:s text:c="6"/>&lt;xs:choice minOccurs="0" maxOccurs="unbounded"&gt;</text:p>
            <text:p text:style-name="P80"><text:s text:c="8"/>&lt;xs:annotation&gt;</text:p>
            <text:p text:style-name="P80"><text:s text:c="10"/>&lt;xs:documentation&gt;</text:p>
            <text:p text:style-name="P80"><text:s text:c="12"/>Allows any sequence of the contained element types</text:p>
            <text:p text:style-name="P80"><text:s text:c="10"/>&lt;/xs:documentation&gt;</text:p>
            <text:p text:style-name="P80"><text:s text:c="8"/>&lt;/xs:annotation&gt;</text:p>
            <text:p text:style-name="P80"><text:s text:c="8"/>&lt;xs:element name="group" type="groupType" minOccurs="0" maxOccurs="1" /&gt;</text:p>
            <text:p text:style-name="P80"><text:s text:c="8"/>&lt;xs:element name="string" type="stringType" minOccurs="0" maxOccurs="1" /&gt;</text:p>
            <text:p text:style-name="P80"><text:s text:c="8"/>&lt;xs:element name="int" type="intType" minOccurs="0" maxOccurs="1" /&gt;</text:p>
            <text:p text:style-name="P80"><text:s text:c="8"/>&lt;xs:element name="eventid" type="eventidType" minOccurs="0" maxOccurs="1" /&gt;</text:p>
            <text:p text:style-name="P82"><text:s text:c="8"/>&lt;xs:element name="<text:span text:style-name="T69">float</text:span>" type="<text:span text:style-name="T65">float</text:span>Type" minOccurs="0" maxOccurs="1" /&gt;</text:p>
            <text:p text:style-name="P80"><text:s text:c="6"/>&lt;/xs:choice&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group'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4"/>&lt;xs:attribute name="replication" type="xs:int" default="1" /&gt;</text:p>
            <text:p text:style-name="P80"><text:s text:c="2"/>&lt;/xs:complexType&gt;</text:p>
            <text:p text:style-name="P80"><text:s text:c="2"/></text:p>
            <text:p text:style-name="P80"><text:s text:c="2"/>&lt;xs:complexType name="eventid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elements'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complexType name="int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in" minOccurs="0" maxOccurs="1" /&gt;</text:p>
            <text:p text:style-name="P80"><text:s text:c="6"/>&lt;xs:element name="max" minOccurs="0" maxOccurs="1" /&gt;</text:p>
            <text:p text:style-name="P80"><text:s text:c="6"/>&lt;xs:element name="default" minOccurs="0" maxOccurs="1" /&gt;</text:p>
            <text:p text:style-name="P80"><text:s text:c="6"/>&lt;xs:element name="map" type="mapType" minOccurs="0" maxOccurs="1"&gt;</text:p>
            <text:p text:style-name="P80"><text:s text:c="8"/>&lt;xs:annotation&gt;</text:p>
            <text:p text:style-name="P80"><text:s text:c="10"/>&lt;xs:documentation&gt;</text:p>
            <text:p text:style-name="P80"><text:s text:c="12"/>The 'value' of each entry is displayed, and </text:p>
            <text:p text:style-name="P80"><text:s text:c="12"/>the 'property' content (number) is sent </text:p>
            <text:p text:style-name="P80"><text:s text:c="12"/>to/from the node</text:p>
            <text:p text:style-name="P80"><text:s text:c="10"/>&lt;/xs:documentation&gt;</text:p>
            <text:p text:style-name="P80"><text:s text:c="8"/>&lt;/xs:annotation&gt;</text:p>
            <text:p text:style-name="P80"><text:s text:c="6"/>&lt;/xs:element&gt;</text:p>
            <text:p text:style-name="P80"><text:s text:c="4"/>&lt;/xs:sequence&gt;</text:p>
            <text:p text:style-name="P80"><text:s text:c="4"/>&lt;xs:attribute name="size" default="1"&gt;</text:p>
            <text:p text:style-name="P80"><text:s text:c="6"/>&lt;xs:annotation&gt;</text:p>
            <text:p text:style-name="P80"><text:s text:c="8"/>&lt;xs:documentation&gt;</text:p>
            <text:p text:style-name="P80"><text:s text:c="10"/>Storage size of this variable in bytes.</text:p>
            <text:p text:style-name="P80"><text:s text:c="8"/>&lt;/xs:documentation&gt;</text:p>
            <text:p text:style-name="P80"><text:s text:c="6"/>&lt;/xs:annotation&gt;</text:p>
            <text:p text:style-name="P80"><text:s text:c="6"/>&lt;xs:simpleType&gt;</text:p>
            <text:p text:style-name="P80"><text:s text:c="8"/>&lt;xs:restriction base="xs:token"&gt;</text:p>
            <text:p text:style-name="P80"><text:s text:c="10"/>&lt;xs:enumeration value="1"/&gt;</text:p>
            <text:p text:style-name="P80"><text:s text:c="10"/>&lt;xs:enumeration value="2"/&gt;</text:p>
            <text:p text:style-name="P80"><text:s text:c="10"/>&lt;xs:enumeration value="4"/&gt;</text:p>
            <text:p text:style-name="P80"><text:s text:c="10"/>&lt;xs:enumeration value="8"/&gt;</text:p>
            <text:p text:style-name="P80"><text:s text:c="10"/>&lt;/xs:restriction&gt;</text:p>
            <text:p text:style-name="P80"><text:s text:c="6"/>&lt;/xs:simpleType&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3"><text:s text:c="2"/>&lt;xs:simpleType name="floatFormat"&gt;</text:p>
            <text:p text:style-name="P83"><text:tab/>&lt;xs:restriction base="xs:string"&gt;</text:p>
            <text:p text:style-name="P83"><text:tab/> <text:s/>&lt;!-- This is a somewhat limiting regex, as it does not allow all possible --&gt;</text:p>
            <text:p text:style-name="P83"><text:tab/> <text:s/>&lt;!-- printf formats. It will allow the most common formats that have <text:s text:c="3"/>--&gt;</text:p>
            <text:p text:style-name="P83"><text:tab/> <text:s/>&lt;!-- <text:span text:style-name="T64">been </text:span>seen and used before, however --&gt;</text:p>
            <text:p text:style-name="P83"><text:tab/> <text:s/>&lt;xs:pattern value="%[0-9]<text:span text:style-name="T75">*</text:span>(\.([0-9]*))?f"/&gt;</text:p>
            <text:p text:style-name="P83"><text:tab/>&lt;/xs:restriction&gt;</text:p>
            <text:p text:style-name="P83"><text:s text:c="2"/>&lt;/xs:simpleType&gt;</text:p>
            <text:p text:style-name="P83"><text:s text:c="2"/></text:p>
            <text:p text:style-name="P83"><text:s text:c="2"/>&lt;xs:complexType name="floatType"&gt;</text:p>
            <text:p text:style-name="P83"><text:tab/> &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use="required"&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4"/>&lt;xs:simpleType&gt;</text:p>
            <text:p text:style-name="P83"><text:s text:c="6"/>&lt;xs:restriction base="xs:token"&gt;</text:p>
            <text:p text:style-name="P83"><text:s text:c="8"/>&lt;xs:enumeration value="2"/&gt;</text:p>
            <text:p text:style-name="P83"><text:s text:c="8"/>&lt;xs:enumeration value="4"/&gt;</text:p>
            <text:p text:style-name="P83"><text:s text:c="8"/>&lt;xs:enumeration value="8"/&gt;</text:p>
            <text:p text:style-name="P83"><text:s text:c="8"/>&lt;/xs:restriction&gt;</text:p>
            <text:p text:style-name="P83"><text:s text:c="4"/>&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tab/>&lt;xs:attribute name="formatting" type="floatFormat" &gt;</text:p>
            <text:p text:style-name="P83"><text:tab/> <text:s text:c="5"/>&lt;xs:annotation&gt;</text:p>
            <text:p text:style-name="P83"><text:s text:c="8"/>&lt;xs:documentation&gt;</text:p>
            <text:p text:style-name="P83"><text:s text:c="10"/>printf-style format string for displaying data to the use<text:span text:style-name="T70">r, like %3.1f</text:span></text:p>
            <text:p text:style-name="P83"><text:s text:c="8"/>&lt;/xs:documentation&gt;</text:p>
            <text:p text:style-name="P83"><text:s text:c="6"/>&lt;/xs:annotation&gt;</text:p>
            <text:p text:style-name="P83"><text:tab/>&lt;/xs:attribute&gt;</text:p>
            <text:p text:style-name="P83"><text:s text:c="2"/>&lt;/xs:complexType&gt;</text:p>
            <text:p text:style-name="P83"><text:s text:c="2"/></text:p>
            <text:p text:style-name="P83"><text:s text:c="2"/>&lt;xs:complexType name="string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size" type="xs:int" use="required"&gt;</text:p>
            <text:p text:style-name="P80"><text:s text:c="6"/>&lt;xs:annotation&gt;</text:p>
            <text:p text:style-name="P80"><text:s text:c="8"/>&lt;xs:documentation&gt;</text:p>
            <text:p text:style-name="P80"><text:s text:c="10"/>Storage size of this variable in bytes. </text:p>
            <text:p text:style-name="P80"><text:s text:c="10"/>This includes the trailing null byte that </text:p>
            <text:p text:style-name="P80"><text:s text:c="10"/>terminates the string content.</text:p>
            <text:p text:style-name="P80"><text:s text:c="8"/>&lt;/xs:documentation&gt;</text:p>
            <text:p text:style-name="P80"><text:s text:c="6"/>&lt;/xs:annotation&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element name="cdi"&gt;</text:p>
            <text:p text:style-name="P80"><text:s text:c="4"/>&lt;xs:annotation&gt;</text:p>
            <text:p text:style-name="P80"><text:s text:c="6"/>&lt;xs:documentation&gt;</text:p>
            <text:p text:style-name="P80"><text:s text:c="8"/>This is the schema for Configuration </text:p>
            <text:p text:style-name="P80"><text:s text:c="8"/>Description Information (cdi)</text:p>
            <text:p text:style-name="P80"><text:s text:c="6"/>&lt;/xs:documentation&gt;</text:p>
            <text:p text:style-name="P80"><text:s text:c="4"/>&lt;/xs:annotation&gt;</text:p>
            <text:p text:style-name="P80"><text:s text:c="4"/>&lt;xs:complexType&gt;</text:p>
            <text:p text:style-name="P80"><text:s text:c="6"/>&lt;xs:sequence&gt;</text:p>
            <text:p text:style-name="P80"><text:s text:c="8"/>&lt;xs:element name="identification" minOccurs="0" maxOccurs="1"&gt;</text:p>
            <text:p text:style-name="P80"><text:s text:c="10"/>&lt;xs:annotation&gt;</text:p>
            <text:p text:style-name="P80"><text:s text:c="12"/>&lt;xs:documentation&gt;</text:p>
            <text:p text:style-name="P80"><text:s text:c="14"/>Common first element to identify the decoder</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manufacturer" minOccurs="0" maxOccurs="1" /&gt;</text:p>
            <text:p text:style-name="P80"><text:s text:c="14"/>&lt;xs:element name="model" minOccurs="0" maxOccurs="1" /&gt;</text:p>
            <text:p text:style-name="P80"><text:s text:c="14"/>&lt;xs:element name="hardwareVersion" minOccurs="0" maxOccurs="1" /&gt;</text:p>
            <text:p text:style-name="P80"><text:s text:c="14"/>&lt;xs:element name="softwareVersion" minOccurs="0" maxOccurs="1" /&gt;</text:p>
            <text:p text:style-name="P80"><text:s text:c="14"/>&lt;xs:element name="map" type="mapType" minOccurs="0" maxOccurs="1"&gt;</text:p>
            <text:p text:style-name="P80"><text:s text:c="16"/>&lt;xs:annotation&gt;</text:p>
            <text:p text:style-name="P80"><text:s text:c="18"/>&lt;xs:documentation&gt;</text:p>
            <text:p text:style-name="P80"><text:s text:c="20"/>This map can be used to add arbitrary key/value </text:p>
            <text:p text:style-name="P80"><text:s text:c="20"/>descriptions of the node.</text:p>
            <text:p text:style-name="P80"><text:s text:c="18"/>&lt;/xs:documentation&gt;</text:p>
            <text:p text:style-name="P80"><text:s text:c="16"/>&lt;/xs:annotation&gt;</text:p>
            <text:p text:style-name="P80"><text:s text:c="14"/>&lt;/xs:element&gt;</text:p>
            <text:p text:style-name="P80"><text:s text:c="12"/>&lt;/xs:sequence&gt;</text:p>
            <text:p text:style-name="P80"><text:s text:c="10"/>&lt;/xs:complexType&gt;</text:p>
            <text:p text:style-name="P80"><text:s text:c="8"/>&lt;/xs:element&gt;</text:p>
            <text:p text:style-name="P80"><text:s text:c="8"/>&lt;xs:element name="acdi" minOccurs="0" maxOccurs="1"&gt;</text:p>
            <text:p text:style-name="P80"><text:s text:c="10"/>&lt;xs:annotation&gt;</text:p>
            <text:p text:style-name="P80"><text:s text:c="12"/>&lt;xs:documentation&gt;</text:p>
            <text:p text:style-name="P80"><text:s text:c="14"/>Element that identifies that memory information is available </text:p>
            <text:p text:style-name="P80"><text:s text:c="14"/>as defined by the Abbreviated Common Description Information </text:p>
            <text:p text:style-name="P80"><text:s text:c="14"/>(ACDI) standard.</text:p>
            <text:p text:style-name="P80"><text:s text:c="12"/>&lt;/xs:documentation&gt;</text:p>
            <text:p text:style-name="P80"><text:s text:c="10"/>&lt;/xs:annotation&gt;</text:p>
            <text:p text:style-name="P80"><text:s text:c="10"/>&lt;xs:complexType&gt;</text:p>
            <text:p text:style-name="P80"><text:s text:c="12"/>&lt;xs:attribute name="fixed" type="xs:int" default="4"&gt;</text:p>
            <text:p text:style-name="P80"><text:s text:c="14"/>&lt;xs:annotation&gt;</text:p>
            <text:p text:style-name="P80"><text:s text:c="16"/>&lt;xs:documentation&gt;</text:p>
            <text:p text:style-name="P80"><text:s text:c="18"/>The decimal version number of the format for the fixed </text:p>
            <text:p text:style-name="P80"><text:s text:c="18"/>information block.</text:p>
            <text:p text:style-name="P80"><text:s text:c="16"/>&lt;/xs:documentation&gt;</text:p>
            <text:p text:style-name="P80"><text:s text:c="14"/>&lt;/xs:annotation&gt;</text:p>
            <text:p text:style-name="P80"><text:s text:c="12"/>&lt;/xs:attribute&gt;</text:p>
            <text:p text:style-name="P80"><text:s text:c="12"/>&lt;xs:attribute name="var" type="xs:int" default="2"&gt;</text:p>
            <text:p text:style-name="P80"><text:s text:c="14"/>&lt;xs:annotation&gt;</text:p>
            <text:p text:style-name="P80"><text:s text:c="16"/>&lt;xs:documentation&gt;</text:p>
            <text:p text:style-name="P80"><text:s text:c="18"/>The decimal version number of the format for </text:p>
            <text:p text:style-name="P80"><text:s text:c="18"/>the variable information block.</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8"/>&lt;xs:element name="segment" minOccurs="0" maxOccurs="unbounded"&gt;</text:p>
            <text:p text:style-name="P80"><text:s text:c="10"/>&lt;xs:annotation&gt;</text:p>
            <text:p text:style-name="P80"><text:s text:c="12"/>&lt;xs:documentation&gt;</text:p>
            <text:p text:style-name="P80"><text:s text:c="14"/>Define the contents of a memory space</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name" minOccurs="0" maxOccurs="1" /&gt;</text:p>
            <text:p text:style-name="P80"><text:s text:c="14"/>&lt;xs:element name="description" minOccurs="0" maxOccurs="1" /&gt;</text:p>
            <text:p text:style-name="P80"><text:s text:c="14"/>&lt;xs:choice minOccurs="0" maxOccurs="unbounded"&gt;</text:p>
            <text:p text:style-name="P80"><text:s text:c="16"/>&lt;xs:annotation&gt;</text:p>
            <text:p text:style-name="P80"><text:s text:c="18"/>&lt;xs:documentation&gt;</text:p>
            <text:p text:style-name="P80"><text:s text:c="20"/>Allows any sequence of the contained element types</text:p>
            <text:p text:style-name="P80"><text:s text:c="18"/>&lt;/xs:documentation&gt;</text:p>
            <text:p text:style-name="P80"><text:s text:c="16"/>&lt;/xs:annotation&gt;</text:p>
            <text:p text:style-name="P80"><text:s text:c="16"/>&lt;xs:element name="group" type="groupType" minOccurs="0" maxOccurs="1"&gt;</text:p>
            <text:p text:style-name="P80"><text:s text:c="18"/>&lt;xs:annotation&gt;</text:p>
            <text:p text:style-name="P80"><text:s text:c="20"/>&lt;xs:documentation&gt;</text:p>
            <text:p text:style-name="P80"><text:s text:c="22"/>Allows grouping and replication of multiple locations.</text:p>
            <text:p text:style-name="P80"><text:s text:c="20"/>&lt;/xs:documentation&gt;</text:p>
            <text:p text:style-name="P80"><text:s text:c="18"/>&lt;/xs:annotation&gt;</text:p>
            <text:p text:style-name="P80"><text:s text:c="16"/>&lt;/xs:element&gt;</text:p>
            <text:p text:style-name="P80"><text:s text:c="16"/>&lt;xs:element name="string" type="stringType" minOccurs="0" maxOccurs="1"&gt;</text:p>
            <text:p text:style-name="P80"><text:s text:c="18"/>&lt;xs:annotation&gt;</text:p>
            <text:p text:style-name="P80"><text:s text:c="20"/>&lt;xs:documentation&gt;</text:p>
            <text:p text:style-name="P80"><text:s text:c="22"/>Describes a human-readable UTF-8 string in the data.</text:p>
            <text:p text:style-name="P80"><text:s text:c="20"/>&lt;/xs:documentation&gt;</text:p>
            <text:p text:style-name="P80"><text:s text:c="18"/>&lt;/xs:annotation&gt;</text:p>
            <text:p text:style-name="P80"><text:s text:c="16"/>&lt;/xs:element&gt;</text:p>
            <text:p text:style-name="P80"><text:s text:c="16"/>&lt;xs:element name="int" type="intType" minOccurs="0" maxOccurs="1"&gt;</text:p>
            <text:p text:style-name="P80"><text:s text:c="18"/>&lt;xs:annotation&gt;</text:p>
            <text:p text:style-name="P80"><text:s text:c="20"/>&lt;xs:documentation&gt;</text:p>
            <text:p text:style-name="P80"><text:s text:c="22"/>Describes an integer value in the data. </text:p>
            <text:p text:style-name="P80"><text:s text:c="22"/>The field can be considered either a number, </text:p>
            <text:p text:style-name="P80"><text:s text:c="22"/>or a set of specific coded values via a map.</text:p>
            <text:p text:style-name="P80"><text:s text:c="20"/>&lt;/xs:documentation&gt;</text:p>
            <text:p text:style-name="P80"><text:s text:c="18"/>&lt;/xs:annotation&gt;</text:p>
            <text:p text:style-name="P80"><text:s text:c="16"/>&lt;/xs:element&gt;</text:p>
            <text:p text:style-name="P80"><text:s text:c="16"/>&lt;xs:element name="eventid" type="eventidType" minOccurs="0" maxOccurs="1"&gt;</text:p>
            <text:p text:style-name="P80"><text:s text:c="18"/>&lt;xs:annotation&gt;</text:p>
            <text:p text:style-name="P80"><text:s text:c="20"/>&lt;xs:documentation&gt;</text:p>
            <text:p text:style-name="P80"><text:s text:c="22"/>Describes an 8-byte Event ID in the data.</text:p>
            <text:p text:style-name="P80"><text:s text:c="20"/>&lt;/xs:documentation&gt;</text:p>
            <text:p text:style-name="P80"><text:s text:c="18"/>&lt;/xs:annotation&gt;</text:p>
            <text:p text:style-name="P80"><text:s text:c="16"/>&lt;/xs:element&gt;</text:p>
            <text:p text:style-name="P84"/>
            <text:p text:style-name="P80">&lt;!-- </text:p>
            <text:p text:style-name="P80"><text:s text:c="16"/>XML Schema 1.1 construct expressing extensibility promise</text:p>
            <text:p text:style-name="P80"><text:s text:c="16"/>&lt;xs:assert test="every $x in * satisfies (exists($x/@size) and $x/@size castable to xs:integer)"/&gt; </text:p>
            <text:p text:style-name="P80"><text:s text:c="16"/>&lt;xs:assert test="every $x in * satisfies (exists($x/@offset) and $x/@offset castable to xs:integer)"/&gt; </text:p>
            <text:p text:style-name="P80"><text:s text:c="16"/>&lt;xs:any minOccurs="0" maxOccurs="1" processContents="lax"&gt;</text:p>
            <text:p text:style-name="P80"><text:s text:c="18"/>&lt;xs:annotation&gt;</text:p>
            <text:p text:style-name="P80"><text:s text:c="20"/>&lt;xs:documentation&gt;</text:p>
            <text:p text:style-name="P80"><text:s text:c="22"/>Extension point for future schema</text:p>
            <text:p text:style-name="P80"><text:s text:c="20"/>&lt;/xs:documentation&gt;</text:p>
            <text:p text:style-name="P80"><text:s text:c="18"/>&lt;/xs:annotation&gt;</text:p>
            <text:p text:style-name="P80"><text:s text:c="16"/>&lt;/xs:any&gt;</text:p>
            <text:p text:style-name="P80"><text:s/>--&gt;</text:p>
            <text:p text:style-name="P80"><text:s text:c="16"/></text:p>
            <text:p text:style-name="P80"><text:s text:c="14"/>&lt;/xs:choice&gt;</text:p>
            <text:p text:style-name="P80"><text:s text:c="12"/>&lt;/xs:sequence&gt;</text:p>
            <text:p text:style-name="P80"><text:s text:c="12"/>&lt;xs:attribute name="space" type="xs:int" use="required"&gt;</text:p>
            <text:p text:style-name="P80"><text:s text:c="14"/>&lt;xs:annotation&gt;</text:p>
            <text:p text:style-name="P80"><text:s text:c="16"/>&lt;xs:documentation&gt;</text:p>
            <text:p text:style-name="P80"><text:s text:c="18"/>The decimal number of the address space where the information is found.</text:p>
            <text:p text:style-name="P80"><text:s text:c="16"/>&lt;/xs:documentation&gt;</text:p>
            <text:p text:style-name="P80"><text:s text:c="14"/>&lt;/xs:annotation&gt;</text:p>
            <text:p text:style-name="P80"><text:s text:c="12"/>&lt;/xs:attribute&gt;</text:p>
            <text:p text:style-name="P80"><text:s text:c="12"/>&lt;xs:attribute name="origin" type="xs:int" default="0"&gt;</text:p>
            <text:p text:style-name="P80"><text:s text:c="14"/>&lt;xs:annotation&gt;</text:p>
            <text:p text:style-name="P80"><text:s text:c="16"/>&lt;xs:documentation&gt;</text:p>
            <text:p text:style-name="P80"><text:s text:c="18"/>Starting address of the segment's contents </text:p>
            <text:p text:style-name="P80"><text:s text:c="18"/>within the memory space.</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6"/>&lt;/xs:sequence&gt;</text:p>
            <text:p text:style-name="P80"><text:s text:c="4"/>&lt;/xs:complexType&gt;</text:p>
            <text:p text:style-name="P80"><text:s text:c="2"/>&lt;/xs:element&gt;</text:p>
            <text:p text:style-name="P80">&lt;/xs:schema&gt;</text:p>
            <text:p text:style-name="P54"/>
          </text:deletion>
        </text:changed-region>
        <text:changed-region xml:id="ct105553240222976" text:id="ct105553240222976">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9">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72">v</text:span>ariables, with each <text:span text:style-name="T72">v</text:span>ariable having a specific type, a size in bytes, a value for <text:span text:style-name="T72">its memory s</text:span>pace and <text:span text:style-name="T72">a</text:span>ddress (to locate the <text:span text:style-name="T74">v</text:span>ariable), and <text:span text:style-name="T72">n</text:span>ame and <text:span text:style-name="T72">d</text:span>escription as user-readable strings so that users understand the <text:span text:style-name="T42">use of the </text:span>particular setting.</text:p>
      <text:p text:style-name="P41">Variables can be grouped together, groups can be repeated (for example if a <text:span text:style-name="T72">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8">OpenLCB Common Information Technical Note</text:p>
        </text:list-item>
      </text:list>
      <text:p text:style-name="Standard">For information on OpenLCB message transport and OpenLCB communications, see:</text:p>
      <text:list text:style-name="L2">
        <text:list-item>
          <text:p text:style-name="P69">OpenLCB Message Network Standard</text:p>
        </text:list-item>
      </text:list>
      <text:p text:style-name="P50">For information on how to fetch the CDI information from a node, and how to read and write the configuration information, see:</text:p>
      <text:list text:style-name="L3">
        <text:list-item>
          <text:p text:style-name="P70">OpenLCB Memory Configuration Protocol Standard</text:p>
        </text:list-item>
      </text:list>
      <text:p text:style-name="Standard">For information on XML encoding and XML Schema, see:</text:p>
      <text:list text:style-name="L4">
        <text:list-item>
          <text:p text:style-name="P71"><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1">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1">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2">Identification: Provides specific information about <text:span text:style-name="T4">the</text:span> type of the node.</text:p>
        </text:list-item>
        <text:list-item>
          <text:p text:style-name="P72">ACDI: Indicates that certain configuration information in the node has a standard<text:span text:style-name="T42">ized simplified</text:span> format.</text:p>
        </text:list-item>
        <text:list-item>
          <text:p text:style-name="P72">Segments: The configuration information in the node is organized in zero or more segments, each of which contains zero or more configurable <text:span text:style-name="T73">v</text:span>ariables. <text:s/>A <text:span text:style-name="T73">v</text:span>ariable is the basic unit of configuration. The segment definition specifies the organization of each segment. A segment consists of zero or more bytes with<text:span text:style-name="T42">in</text:span> a linear address space. </text:p>
        </text:list-item>
      </text:list>
      <text:h text:style-name="Heading_20_1" text:outline-level="1"><text:bookmark-start text:name="__RefHeading___Toc1601_765285946"/>Format (<text:span text:style-name="T54">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1">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240247584"/><text:span text:style-name="T20">4</text:span><text:change-end text:change-id="ct105553240247584"/><text:change text:change-id="ct105553240247344"/><text:span text:style-name="T4"> of the schema. <text:s/>That version of the schema is defined at </text:span><text:a xlink:type="simple" xlink:href="http://openlcb.org/schema/1/1/cdi.xsd" text:style-name="Internet_20_link" text:visited-style-name="Visited_20_Internet_20_Link">http<text:change-start text:change-id="ct105553240288032"/><text:span text:style-name="T85">s</text:span><text:change-end text:change-id="ct105553240288032"/>://openlcb.org/schema/<text:span text:style-name="T11">cdi/</text:span><text:span text:style-name="T4">1/</text:span></text:a><text:change-start text:change-id="ct105553240248064"/><text:span text:style-name="T20">4</text:span><text:change-end text:change-id="ct105553240248064"/><text:change text:change-id="ct105553240283472"/><text:a xlink:type="simple" xlink:href="http://openlcb.org/schema/1/1/cdi.xsd" text:style-name="Internet_20_link" text:visited-style-name="Visited_20_Internet_20_Link"><text:span text:style-name="T4">/cdi.xs</text:span><text:span text:style-name="T60">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0">&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0">&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0">http</text:span></text:span><text:change-start text:change-id="ct105553173862496"/><text:span text:style-name="Teletype"><text:span text:style-name="T34">s</text:span></text:span><text:change-end text:change-id="ct105553173862496"/><text:span text:style-name="Teletype"><text:span text:style-name="T30">://openlcb.org/schema/</text:span></text:span><text:span text:style-name="Teletype"><text:span text:style-name="T31">cdi/</text:span></text:span><text:span text:style-name="Teletype"><text:span text:style-name="T30">1/</text:span></text:span></text:a><text:change-start text:change-id="ct105553240063216"/><text:span text:style-name="T33">4</text:span><text:change-end text:change-id="ct105553240063216"/><text:change text:change-id="ct105553240062976"/><text:a xlink:type="simple" xlink:href="http://openlcb.org/schema/cdi/1/1/cdi.xsd" text:style-name="Internet_20_link" text:visited-style-name="Visited_20_Internet_20_Link"><text:span text:style-name="Teletype"><text:span text:style-name="T30">/cdi.xsd</text:span></text:span></text:a><text:span text:style-name="Teletype"><text:span text:style-name="T30">"&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31">The &lt;identification&gt; element, if <text:span text:style-name="T43">present</text:span>, specifies manufacturer-provided identification information about the node. This information is not user-editable. <text:span text:style-name="T21">If this element is provided and the node also supports the OpenLCB Simple Node Information Protocol (SNIP), the contents of the SNIP Reply shall match the respective tags in the &lt;identification&gt; </text:span><text:span text:style-name="T8">element</text:span><text:span text:style-name="T21">. If this </text:span><text:span text:style-name="T8">element</text:span><text:span text:style-name="T21"> is provided, and the node also provides the &lt;acdi&gt; </text:span><text:span text:style-name="T8">element</text:span><text:span text:style-name="T21">, the contents provided by the ACDI spaces shall match the respective tags in the &lt;identification&gt; </text:span><text:span text:style-name="T8">element</text:span><text:span text:style-name="T21">.</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49">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73">v</text:span>ersion variable shall be the same as the value of the attribute `fixed'.</text:p>
      <text:p text:style-name="P32">The &lt;acdi&gt; <text:span text:style-name="T4">element</text:span>, if specified without the attribute `var', <text:span text:style-name="T49">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73">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73">n</text:span>ode also supports the OpenLCB Simple Node Information Protocol (SNIP), then the information provided by the SNIP Reply <text:span text:style-name="T21">shall match the respective </text:span>values provided in the ACDI space.</text:p>
      <text:p text:style-name="P43">A node may, but is not required to, express the same configuration options as specific segment<text:span text:style-name="T25">s and </text:span><text:span text:style-name="T73">d</text:span><text:span text:style-name="T25">ata </text:span><text:span text:style-name="T73">e</text:span><text:span text:style-name="T25">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text:span text:style-name="T73">the memory s</text:span>pace <text:span text:style-name="T22">in the attribute `space', </text:span>which shall apply to all <text:span text:style-name="T73">d</text:span><text:span text:style-name="T22">ata </text:span><text:span text:style-name="T73">e</text:span><text:span text:style-name="T22">lements within, and the value of `origin', which shall be considered as the </text:span><text:span text:style-name="T73">a</text:span><text:span text:style-name="T22">ddress of a </text:span><text:span text:style-name="T73">d</text:span><text:span text:style-name="T22">ata </text:span><text:span text:style-name="T73">e</text:span><text:span text:style-name="T22">lement of size 0 (zero) at the beginning of the &lt;segment&gt;</text:span><text:span text:style-name="T22"><text:note text:id="ftn3" text:note-class="footnote"><text:note-citation>3</text:note-citation><text:note-body><text:p text:style-name="P52">This is required to make “previous <text:span text:style-name="T59">e</text:span>lement” a<text:span text:style-name="T37">n unambiguous</text:span> reference for the first <text:span text:style-name="T59">e</text:span>lement in the contained sequence.</text:p></text:note-body></text:note></text:span><text:span text:style-name="T22">.</text:span></text:p>
      <text:p text:style-name="P37">A <text:span text:style-name="T73">c</text:span>onfiguration <text:span text:style-name="T73">t</text:span>ool may, but i<text:span text:style-name="T35">s</text:span> not required to, perform visual separation of the contents of different segments by appropriate UI elements, such as tabs, <text:span text:style-name="T35">boxes</text:span> or horizontal bars.</text:p>
      <text:p text:style-name="P38">A &lt;segment&gt; element shall contain an optional user-readable name and <text:span text:style-name="T55">optional </text:span>description tags, and a sequence of zero or more <text:span text:style-name="T73">d</text:span>ata <text:span text:style-name="T73">e</text:span>lements. <text:span text:style-name="T71">The user-readable name and description are intended as hints for optional UI display by configuration tools.</text:span></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73">d</text:span>ata <text:span text:style-name="T73">e</text:span>lements: &lt;group&gt;, &lt;int&gt;, &lt;string&gt;, &lt;eventid&gt;, &lt;<text:span text:style-name="T62">float&gt;</text:span>.</text:p>
      <text:p text:style-name="P51"><text:span text:style-name="T56">The value of the address within the segment is accumulated during a depth-first traversal of the contents of the segment definition element.  </text:span><text:span text:style-name="T58">The a</text:span><text:span text:style-name="T57">ddress is initialized with the value of the attribute `origin' on the &lt;segment&gt; element. <text:s/></text:span><text:span text:style-name="T56">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73">d</text:span>ata <text:span text:style-name="T73">e</text:span>lement the following values are defined:</text:p>
      <text:list text:style-name="L6">
        <text:list-item>
          <text:p text:style-name="P73">Space, <text:span text:style-name="T50">which is defined by the enclosing &lt;segment&gt; element.</text:span></text:p>
        </text:list-item>
        <text:list-item>
          <text:p text:style-name="P73">Address, <text:span text:style-name="T50">which is defined as the </text:span><text:span text:style-name="T73">e</text:span><text:span text:style-name="T50">nd </text:span><text:span text:style-name="T73">a</text:span><text:span text:style-name="T50">ddress of the previous </text:span><text:span text:style-name="T73">d</text:span><text:span text:style-name="T50">ata </text:span><text:span text:style-name="T73">e</text:span><text:span text:style-name="T50">lement plus the value of the attribute `offset' on the </text:span><text:span text:style-name="T73">d</text:span><text:span text:style-name="T50">ata </text:span><text:span text:style-name="T73">e</text:span><text:span text:style-name="T50">lement.</text:span></text:p>
        </text:list-item>
        <text:list-item>
          <text:p text:style-name="P73">Size <text:span text:style-name="T24">(in bytes)</text:span></text:p>
        </text:list-item>
        <text:list-item>
          <text:p text:style-name="P73">End <text:span text:style-name="T73">a</text:span>ddress, which <text:span text:style-name="T50">is defined as</text:span> <text:span text:style-name="T73">a</text:span>ddress + <text:span text:style-name="T73">s</text:span>ize, <text:span text:style-name="T51">unless otherwise specified.</text:span></text:p>
        </text:list-item>
      </text:list>
      <text:p text:style-name="P25">The <text:span text:style-name="T71">data </text:span>element’s &lt;name&gt; <text:span text:style-name="T70">and </text:span>&lt;description&gt; <text:span text:style-name="T70">elements </text:span>and <text:span text:style-name="T70">the &lt;group&gt; element’s</text:span> &lt;repname&gt; <text:span text:style-name="T67">element</text:span> are intended as hints for optional <text:span text:style-name="T66">UI </text:span>display by configuration tools. <text:s/></text:p>
      <text:h text:style-name="Heading_20_4" text:outline-level="4"><text:bookmark-start text:name="__RefHeading___Toc1613_765285946"/>&lt;group&gt; Element<text:bookmark-end text:name="__RefHeading___Toc1613_765285946"/></text:h>
      <text:p text:style-name="P39">The &lt;group&gt; <text:span text:style-name="T4">element</text:span> allows logical grouping of <text:span text:style-name="T73">v</text:span><text:span text:style-name="T36">ariables</text:span>, providing common documentation for them, and making multiple copies of the contained <text:span text:style-name="T73">v</text:span>ariables. <text:span text:style-name="T23">CDI implementors may, but are not required to, use this feature to express configuration of repeated hardware or software components (such as multiple input ports, output ports etc).</text:span></text:p>
      <text:p text:style-name="P40"><text:span text:style-name="T6">A &lt;group&gt; element shall contain an optional user-readable name, </text:span><text:span text:style-name="T10">optional </text:span><text:span text:style-name="T6">description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span text:style-name="T73">d</text:span>ata <text:span text:style-name="T73">e</text:span>lements were repeated N times.</text:p>
      <text:p text:style-name="P19">The <text:span text:style-name="T73">e</text:span>nd <text:span text:style-name="T73">a</text:span>ddress of a &lt;group&gt; element is <text:span text:style-name="T25">defined as the </text:span><text:span text:style-name="T73">e</text:span><text:span text:style-name="T25">nd </text:span><text:span text:style-name="T73">a</text:span><text:span text:style-name="T25">ddress of the last </text:span><text:span text:style-name="T73">d</text:span><text:span text:style-name="T25">ata </text:span><text:span text:style-name="T73">e</text:span><text:span text:style-name="T25">lement in the contained sequence (after replication). The </text:span><text:span text:style-name="T73">s</text:span><text:span text:style-name="T25">ize of a &lt;group&gt; element is defined as the </text:span><text:span text:style-name="T73">e</text:span><text:span text:style-name="T25">nd </text:span><text:span text:style-name="T73">a</text:span><text:span text:style-name="T25">ddress minus the </text:span><text:span text:style-name="T73">a</text:span><text:span text:style-name="T25">ddress of the &lt;group&gt; element.</text:span></text:p>
      <text:p text:style-name="P24">Configuration Tools shall not render a <text:span text:style-name="T53">&lt;</text:span>group<text:span text:style-name="T53">&gt; element</text:span> with no child elements<text:note text:id="ftn4" text:note-class="footnote"><text:note-citation>4</text:note-citation><text:note-body><text:p text:style-name="P53">No name, <text:span text:style-name="T53">no </text:span>description and no Data Elements contained.</text:p></text:note-body></text:note> on their UI.</text:p>
      <text:h text:style-name="P65" text:outline-level="4"><text:bookmark-start text:name="__RefHeading___Toc1615_765285946"/>&lt;<text:span text:style-name="T38">int</text:span>&gt; Element<text:bookmark-end text:name="__RefHeading___Toc1615_765285946"/></text:h>
      <text:p text:style-name="P10">The &lt;int&gt; <text:span text:style-name="T44">element</text:span> defines a <text:span text:style-name="T73">v</text:span>ariable of <text:span text:style-name="T52">integer</text:span> value.</text:p>
      <text:p text:style-name="P10">The <text:span text:style-name="T73">s</text:span>ize of the &lt;int&gt; <text:span text:style-name="T44">element</text:span> is defined as the value of the `size' attribute in byte<text:span text:style-name="T39">s. </text:span><text:span text:style-name="T76">Valid values are 1, 2, 4 and 8 bytes.</text:span></text:p>
      <text:p text:style-name="P15"><text:span text:style-name="T77">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5">Values <text:span text:style-name="T53">smaller than </text:span>defined by the &lt;min&gt; <text:span text:style-name="T53">or larger than defined by the </text:span>&lt;max&gt; sub-element, if present, are invalid and shall not be written. <text:span text:style-name="T77">The default value of the &lt;min&gt; sub-element is zero, and </text:span><text:span text:style-name="T47">the</text:span><text:span text:style-name="T77"> default value of the &lt;max&gt; sub-element </text:span><text:span text:style-name="T47">is the largest possible value for the given size.</text:span></text:p>
      <text:p text:style-name="P15">If the &lt;map&gt; enumeration <text:change-start text:change-id="ct105553172954112"/><text:span text:style-name="T84">sub-element </text:span><text:change-end text:change-id="ct105553172954112"/>is present, then values not present in the list of &lt;property&gt; entries of <text:span text:style-name="T40">the </text:span>enumeration are invalid and shall not be written.<text:change-start text:change-id="ct105553172953872"/></text:p>
      <text:p text:style-name="P30"><text:change-end text:change-id="ct105553172953872"/><text:change-start text:change-id="ct105553172954832"/>The optional &lt;hints&gt; sub-element provides hints to a GUI implementation on how it might best display the integer variable. <text:s/><text:change-end text:change-id="ct105553172954832"/><text:change-start text:change-id="ct105553172954592"/>No specific behavior is required by the presence of this element. <text:change-end text:change-id="ct105553172954592"/><text:change-start text:change-id="ct105553173069824"/>Available sub-elements for the &lt;hints&gt; element are &lt;slider&gt;, <text:span text:style-name="T44">&lt;radiobutton&gt; and &lt;checkbox&gt;.</text:span></text:p>
      <text:list text:style-name="L7">
        <text:list-item>
          <text:p text:style-name="P85">&lt;slider&gt; hints that the GUI <text:change-end text:change-id="ct105553173069824"/><text:change-start text:change-id="ct105553173070064"/>should present the variable value as a slider between the min and max values. <text:s/>The optional <text:span text:style-name="T44">“divisions” attribute recommends a number of subdivisions for the slider.</text:span><text:change-end text:change-id="ct105553173070064"/><text:change-start text:change-id="ct105553173745168"/><text:span text:style-name="T44"> </text:span><text:span text:style-name="T48">The options “immediate” attribute recommends that the slider value be written to the node’s configuration memory immediately when the slider value is changed, without waiting for a “Write” button to be pressed.</text:span><text:change-end text:change-id="ct105553173745168"/><text:change-start text:change-id="ct105553173070784"/></text:p>
        </text:list-item>
        <text:list-item>
          <text:p text:style-name="P85">&lt;radiobutton&gt; hints that <text:span text:style-name="T44">the</text:span> GUI should present the variable value as a set of radio buttons corresponding to the <text:change-end text:change-id="ct105553173070784"/><text:change-start text:change-id="ct105553173070544"/>&lt;property&gt; elements in <text:span text:style-name="T44">the</text:span> associated &lt;map&gt; element. The &lt;map&gt; element must be present.</text:p>
        </text:list-item>
        <text:list-item>
          <text:p text:style-name="P85">&lt;checkbox&gt; hints that the GUI should present the variable value as a checkbox. The unchecked value corresponds to the first &lt;property&gt; element in the <text:change-end text:change-id="ct105553173070544"/><text:change-start text:change-id="ct105553173071024"/>associated &lt;map&gt; element. <text:s/>The checked value corresponds to the second &lt;property&gt; element in the associated &lt;map&gt; element. The &lt;map&gt; element must be pr<text:change-end text:change-id="ct105553173071024"/><text:change-start text:change-id="ct105553173071264"/>esent.<text:change-end text:change-id="ct105553173071264"/></text:p>
        </text:list-item>
      </text:list>
      <text:h text:style-name="P66" text:outline-level="4"><text:bookmark-start text:name="__RefHeading___Toc1617_765285946"/>&lt;string&gt; Element<text:bookmark-end text:name="__RefHeading___Toc1617_765285946"/></text:h>
      <text:p text:style-name="P20">The &lt;string&gt; <text:span text:style-name="T44">element</text:span> defines a variable holding a UTF-8 string that is user-readable.</text:p>
      <text:p text:style-name="P11"><text:soft-page-break/>The <text:span text:style-name="T73">s</text:span>ize of the &lt;<text:span text:style-name="T26">string</text:span>&gt; <text:span text:style-name="T44">element</text:span> is defined as the value of the `size' attribute in byt<text:span text:style-name="T26">es.</text:span></text:p>
      <text:p text:style-name="P22">The string value shall be written to the bytes pointed to, starting at the <text:span text:style-name="T73">a</text:span>ddress of the &lt;string&gt; <text:span text:style-name="T44">element, </text:span><text:span text:style-name="T45">with at least one trailing 0 (null) byte</text:span>. </text:p>
      <text:p text:style-name="P13">If the &lt;map&gt; enumeration is present, then values not present in the list of &lt;property&gt; entries of <text:span text:style-name="T40">the </text:span>enumeration are invalid and shall not be written.</text:p>
      <text:h text:style-name="P67" text:outline-level="4"><text:bookmark-start text:name="__RefHeading___Toc1619_765285946"/>&lt;eventid&gt; Element<text:bookmark-end text:name="__RefHeading___Toc1619_765285946"/></text:h>
      <text:p text:style-name="P21">The &lt;<text:span text:style-name="T27">eventid</text:span>&gt; <text:span text:style-name="T44">element</text:span> defines a variable holding a<text:span text:style-name="T27">n 8-byte value</text:span> <text:span text:style-name="T27">representing an </text:span><text:span text:style-name="T73">e</text:span><text:span text:style-name="T27">vent ID</text:span>.</text:p>
      <text:p text:style-name="P12">The <text:span text:style-name="T73">s</text:span>ize of the &lt;<text:span text:style-name="T27">eventid</text:span>&gt; <text:span text:style-name="T44">element</text:span> is defined as <text:span text:style-name="T27">8 bytes.</text:span></text:p>
      <text:p text:style-name="P23">The <text:span text:style-name="T73">e</text:span>vent ID shall be written to the bytes pointed to in big-endian byte order (most significant byte first).</text:p>
      <text:p text:style-name="P12">If the &lt;map&gt; enumeration is present, then values not present in the list of &lt;property&gt; entries of <text:span text:style-name="T40">the </text:span>enumeration are invalid and shall not be written.</text:p>
      <text:h text:style-name="Heading_20_4" text:outline-level="4">&lt;<text:span text:style-name="T62">float&gt; Element</text:span></text:h>
      <text:p text:style-name="P14">The &lt;<text:span text:style-name="T62">float</text:span>&gt; <text:span text:style-name="T44">element</text:span> defines a <text:span text:style-name="T73">v</text:span>ariable of <text:span text:style-name="T62">floating point</text:span> value.</text:p>
      <text:p text:style-name="P14">The <text:span text:style-name="T73">s</text:span>ize of the &lt;<text:span text:style-name="T62">float</text:span>&gt; <text:span text:style-name="T44">element</text:span> is defined as the value of the `size' attribute in byte<text:span text:style-name="T39">s. </text:span><text:span text:style-name="T63">Valid values are 2, 4, and 8 bytes. </text:span><text:span text:style-name="T62">T</text:span><text:span text:style-name="T46">h</text:span><text:span text:style-name="T62">e format of the bits within the element shall follow the IEEE format of the corresponding size.</text:span></text:p>
      <text:p text:style-name="P17">The <text:span text:style-name="T62">floating point</text:span> value shall be written to the bytes pointed to in big-endian byte order. All bytes shall be written. <text:change-start text:change-id="ct105553173071504"/></text:p>
      <text:p text:style-name="P17"><text:change-end text:change-id="ct105553173071504"/>Values <text:span text:style-name="T53">smaller than </text:span>defined by the &lt;min&gt; <text:span text:style-name="T53">or larger than defined by the </text:span>&lt;max&gt; sub-element, if present, are invalid and shall not be written. <text:change-start text:change-id="ct105553173071744"/><text:span text:style-name="T77">The default value of the &lt;min&gt; sub-element is zero, and </text:span><text:span text:style-name="T47">the</text:span><text:span text:style-name="T77"> default value of the &lt;max&gt; sub-element </text:span><text:span text:style-name="T47">is the largest possible value for the given size.</text:span></text:p>
      <text:p text:style-name="P17"><text:change-end text:change-id="ct105553173071744"/>If the &lt;map&gt; enumeration is present, then values not present in the list of &lt;property&gt; entries of <text:span text:style-name="T40">the </text:span>enumeration are invalid and shall not be written.</text:p>
      <text:p text:style-name="P26">The optional <text:span text:style-name="T44">“floatFormat” attribute defines a preferred, but not mandatory, printf-style format for displaying the data to the user.</text:span><text:change-start text:change-id="ct105553173071984"/></text:p>
      <text:h text:style-name="Heading_20_4" text:outline-level="4">&lt;<text:span text:style-name="T78">action&gt; Element</text:span></text:h>
      <text:p text:style-name="P60">The &lt;action&gt; element defines a write-only variable that <text:span text:style-name="T82">causes the target node to perform some specific action. It may </text:span><text:span text:style-name="T4">be linked to e.g. a button in the GUI.</text:span></text:p>
      <text:p text:style-name="P16">The <text:span text:style-name="T73">s</text:span>ize of the &lt;<text:span text:style-name="T79">action</text:span>&gt; <text:span text:style-name="T44">element</text:span> is defined as the value of the `size' attribute in byte<text:span text:style-name="T39">s. </text:span><text:span text:style-name="T63">Valid values are </text:span><text:span text:style-name="T79">1, </text:span><text:span text:style-name="T63">2, 4, and 8 bytes.</text:span></text:p>
      <text:p text:style-name="P62"><text:soft-page-break/>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83">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73071984"/><text:change-start text:change-id="ct105553173072224"/><text:span text:style-name="T78">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8">
        <text:list-item>
          <text:p text:style-name="P74">1 byte operation flag;</text:p>
        </text:list-item>
        <text:list-item>
          <text:p text:style-name="P74">5 bytes of <text:span text:style-name="T80">a </text:span>memory space <text:span text:style-name="T80">followed by a four-byte</text:span> address of the memory blob;</text:p>
        </text:list-item>
        <text:list-item>
          <text:p text:style-name="P74">4 bytes of length of the memory blob.</text:p>
        </text:list-item>
      </text:list>
      <text:p text:style-name="P27">To read the blob data:</text:p>
      <text:list text:style-name="L9">
        <text:list-item>
          <text:p text:style-name="P75">Write a value of 1 to the operation flag location.</text:p>
        </text:list-item>
        <text:list-item>
          <text:p text:style-name="P75">Read the memory space and address of the memory blob.</text:p>
        </text:list-item>
        <text:list-item>
          <text:p text:style-name="P75">Read the length <text:span text:style-name="T81">of the memory blob.</text:span></text:p>
        </text:list-item>
        <text:list-item>
          <text:p text:style-name="P75">Use the Memory Configuration Protocol to read the data.</text:p>
        </text:list-item>
      </text:list>
      <text:p text:style-name="P27">To write the blob data:</text:p>
      <text:list text:style-name="L10">
        <text:list-item>
          <text:p text:style-name="P76">Write a value of 1 to the operation flag location.</text:p>
        </text:list-item>
        <text:list-item>
          <text:p text:style-name="P76">Read the memory space and address of the memory blob.</text:p>
        </text:list-item>
        <text:list-item>
          <text:p text:style-name="P77"><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77"><text:span text:style-name="T4">Use the Memory Configuration protocol to write the data</text:span><text:change-end text:change-id="ct105553173072224"/><text:change-start text:change-id="ct105553173072704"/><text:span text:style-name="T4">.</text:span><text:change-end text:change-id="ct105553173072704"/></text:p>
        </text:list-item>
      </text:list>
      <text:h text:style-name="Heading_20_1" text:outline-level="1"><text:bookmark-start text:name="__RefHeading___Toc1621_765285946"/><text:soft-page-break/>Future Extension <text:span text:style-name="T41">(Normative)</text:span><text:bookmark-end text:name="__RefHeading___Toc1621_765285946"/></text:h>
      <text:p text:style-name="P48">Configuration <text:span text:style-name="T73">t</text:span>ools implementing a future version of this Standard must be able to process CDI content defined according to an<text:span text:style-name="T28">y</text:span> earlier version of the Standard, <text:span text:style-name="T28">including this version</text:span>.</text:p>
      <text:p text:style-name="P49">Configuration <text:span text:style-name="T73">t</text:span>ools implementing major version 1 of this Standard may assume the following about future minor versions of this Standard:</text:p>
      <text:list text:style-name="L11">
        <text:list-item>
          <text:p text:style-name="P78">No existing tags will change the interpretation or default value of the <text:span text:style-name="T41">`offset' and `size'</text:span> attribute, <text:span text:style-name="T41">and accordingly the </text:span><text:span text:style-name="T73">a</text:span><text:span text:style-name="T41">ddress and </text:span><text:span text:style-name="T73">s</text:span><text:span text:style-name="T41">ize value, the data type and encoding of the value in the memory space. The &lt;group&gt; tag will not change the interpretation of the `offset' attribute and `replication' attribute.</text:span></text:p>
        </text:list-item>
        <text:list-item>
          <text:p text:style-name="P78">All unknown tags that occur within the <text:span text:style-name="T4">element</text:span> &lt;segment&gt; or &lt;group&gt; and have an attribute `size' shall be considered to be <text:span text:style-name="T73">d</text:span>ata <text:span text:style-name="T73">e</text:span>lements with <text:span text:style-name="T73">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4" text:outline-level="1"><text:bookmark-start text:name="__RefHeading___Toc1623_765285946"/>Appendix: Schema<text:bookmark-end text:name="__RefHeading___Toc1623_765285946"/></text:h>
        </text:list-item>
      </text:list>
      <text:p text:style-name="P54"><text:change text:change-id="ct105553240222736"/><text:change-start text:change-id="ct105553240222976"/><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pname" minOccurs="0" maxOccurs="unbounded" /&gt;</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oft-page-break/><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yesNoType"&gt;</text:p>
      <text:p text:style-name="P54"><text:s text:c="4"/>&lt;xs:annotation&gt;</text:p>
      <text:p text:style-name="P54"><text:s text:c="8"/>&lt;xs:documentation&gt;</text:p>
      <text:p text:style-name="P54"><text:s text:c="10"/>General definition of string that's either "yes" or "no".</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4"/>&lt;/xs:restriction&gt;</text:p>
      <text:p text:style-name="P54"><text:soft-page-break/><text:s text:c="2"/>&lt;/xs:simpleType&gt;</text:p>
      <text:p text:style-name="P54"/>
      <text:p text:style-name="P54"><text:s text:c="2"/>&lt;xs:complexType name="hintsType"&gt;</text:p>
      <text:p text:style-name="P54"><text:s text:c="4"/>&lt;xs:annotation&gt;</text:p>
      <text:p text:style-name="P54"><text:s text:c="6"/>&lt;xs:documentation&gt;</text:p>
      <text:p text:style-name="P54"><text:s text:c="8"/>Presents optional hints to a GUI program</text:p>
      <text:p text:style-name="P54"><text:s text:c="8"/>for how to render this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divisions" type="xs:integer" default="0"&gt;</text:p>
      <text:p text:style-name="P54"><text:s text:c="12"/>&lt;xs:annotation&gt;</text:p>
      <text:p text:style-name="P54"><text:s text:c="14"/>&lt;xs:documentation&gt;</text:p>
      <text:p text:style-name="P54"><text:s text:c="16"/>Recommends a number of subdivisions in the presented slider.</text:p>
      <text:p text:style-name="P54"><text:s text:c="14"/>&lt;/xs:documentation&gt;</text:p>
      <text:p text:style-name="P54"><text:s text:c="12"/>&lt;/xs:annotation&gt;</text:p>
      <text:p text:style-name="P54"><text:s text:c="10"/>&lt;/xs:attribute&gt;</text:p>
      <text:p text:style-name="P54"><text:s text:c="10"/>&lt;xs:attribute name="immediate" type="yesNoType" default="no"&gt;</text:p>
      <text:p text:style-name="P54"><text:s text:c="12"/>&lt;xs:annotation&gt;</text:p>
      <text:p text:style-name="P54"><text:s text:c="14"/>&lt;xs:documentation&gt;</text:p>
      <text:p text:style-name="P54"><text:s text:c="16"/>If yes, the slider will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oft-page-break/><text:s text:c="12"/>to/from the node</text:p>
      <text:p text:style-name="P54"><text:s text:c="10"/>&lt;/xs:documentation&gt;</text:p>
      <text:p text:style-name="P54"><text:s text:c="8"/>&lt;/xs:annotation&gt;</text:p>
      <text:p text:style-name="P54"><text:s text:c="6"/>&lt;/xs:element&gt;</text:p>
      <text:p text:style-name="P54"><text:s text:c="6"/>&lt;xs:element name="hints" type="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tab/>&lt;xs:restriction base="xs:string"&gt;</text:p>
      <text:p text:style-name="P54"><text:tab/> <text:s/>&lt;!-- This is a somewhat limiting regex, as it does not allow all possible --&gt;</text:p>
      <text:p text:style-name="P54"><text:tab/> <text:s/>&lt;!-- printf formats. <text:s text:c="2"/>It will allow the most common formats that I have --&gt;</text:p>
      <text:p text:style-name="P54"><text:tab/> <text:s/>&lt;!-- seen and used before, howerver --&gt;</text:p>
      <text:p text:style-name="P54"><text:tab/> <text:s/>&lt;xs:pattern value="%[0-9]*(\.([0-9]*))?f"/&gt;</text:p>
      <text:p text:style-name="P54"><text:tab/>&lt;/xs:restriction&gt;</text:p>
      <text:p text:style-name="P54"><text:s text:c="2"/>&lt;/xs:simpleType&gt;</text:p>
      <text:p text:style-name="P54"/>
      <text:p text:style-name="P54"><text:s text:c="2"/>&lt;xs:complexType name="floatType"&gt;</text:p>
      <text:p text:style-name="P54"><text:tab/> &lt;xs:sequence&gt;</text:p>
      <text:p text:style-name="P54"><text:s text:c="6"/>&lt;xs:element name="name" minOccurs="0" maxOccurs="1" /&gt;</text:p>
      <text:p text:style-name="P54"><text:soft-page-break/><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tab/>&lt;xs:attribute name="formatting" type="floatFormat" &gt;</text:p>
      <text:p text:style-name="P54"><text:tab/> <text:s text:c="5"/>&lt;xs:annotation&gt;</text:p>
      <text:p text:style-name="P54"><text:s text:c="8"/>&lt;xs:documentation&gt;</text:p>
      <text:p text:style-name="P54"><text:s text:c="10"/>printf-style format string for displaying data to the user, like %3.1f</text:p>
      <text:p text:style-name="P54"><text:s text:c="8"/>&lt;/xs:documentation&gt;</text:p>
      <text:p text:style-name="P54"><text:s text:c="6"/>&lt;/xs:annotation&gt;</text:p>
      <text:p text:style-name="P54"><text:tab/>&lt;/xs:attribute&gt;</text:p>
      <text:p text:style-name="P54"><text:soft-page-break/><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 text:c="8"/>&lt;/xs:annotation&gt;</text:p>
      <text:p text:style-name="P54"><text:s text:c="6"/>&lt;/xs:element&gt;</text:p>
      <text:p text:style-name="P54"><text:s text:c="6"/>&lt;xs:element name="dialogText" minOccurs="0" maxOccurs="1"&gt;</text:p>
      <text:p text:style-name="P54"><text:s text:c="8"/>&lt;xs:annotation&gt;</text:p>
      <text:p text:style-name="P54"><text:s text:c="10"/>&lt;xs:documentation&gt;</text:p>
      <text:p text:style-name="P54"><text:s text:c="12"/>Text to be displayed on the confirmation dialog. </text:p>
      <text:p text:style-name="P54"><text:soft-page-break/><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blobType"&gt;</text:p>
      <text:p text:style-name="P54"><text:s text:c="4"/>&lt;xs:sequence&gt;</text:p>
      <text:p text:style-name="P54"><text:s text:c="6"/>&lt;xs:element name="name" minOccurs="0" maxOccurs="1" /&gt;</text:p>
      <text:p text:style-name="P54"><text:s text:c="6"/>&lt;xs:element name="description" minOccurs="0" maxOccurs="1" /&gt;</text:p>
      <text:p text:style-name="P54"><text:soft-page-break/><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 text:c="4"/>&lt;/xs:attribute&gt;</text:p>
      <text:p text:style-name="P54"><text:s text:c="2"/>&lt;/xs:complexType&gt;</text:p>
      <text:p text:style-name="P54"/>
      <text:p text:style-name="P54"><text:s text:c="2"/>&lt;xs:element name="cdi"&gt;</text:p>
      <text:p text:style-name="P54"><text:s text:c="4"/>&lt;xs:annotation&gt;</text:p>
      <text:p text:style-name="P54"><text:s text:c="6"/>&lt;xs:documentation&gt;</text:p>
      <text:p text:style-name="P54"><text:soft-page-break/><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 text:c="16"/>&lt;/xs:documentation&gt;</text:p>
      <text:p text:style-name="P54"><text:s text:c="14"/>&lt;/xs:annotation&gt;</text:p>
      <text:p text:style-name="P54"><text:s text:c="12"/>&lt;/xs:attribute&gt;</text:p>
      <text:p text:style-name="P54"><text:soft-page-break/><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choice minOccurs="0" maxOccurs="unbounded"&gt;</text:p>
      <text:p text:style-name="P54"><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 text:c="22"/>Describes an integer value in the data.</text:p>
      <text:p text:style-name="P54"><text:s text:c="22"/>The field can be considered either a number,</text:p>
      <text:p text:style-name="P54"><text:s text:c="22"/>or a set of specific coded values via a map.</text:p>
      <text:p text:style-name="P54"><text:soft-page-break/><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tab/><text:tab/><text:tab/><text:tab/>&lt;xs:element name="float" type="floatType" minOccurs="0" maxOccurs="1"&gt;</text:p>
      <text:p text:style-name="P54"><text:tab/><text:tab/><text:tab/><text:tab/> <text:s/>&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tab/><text:tab/><text:tab/><text:tab/>&lt;/xs:element&gt;</text:p>
      <text:p text:style-name="P54"><text:tab/><text:tab/><text:tab/><text:tab/>&lt;xs:element name="action" type="actionButtonType" minOccurs="0" maxOccurs="1"&gt;</text:p>
      <text:p text:style-name="P54"><text:tab/><text:tab/><text:tab/><text:tab/> <text:s/>&lt;xs:annotation&gt;</text:p>
      <text:p text:style-name="P54"><text:s text:c="20"/>&lt;xs:documentation&gt;</text:p>
      <text:p text:style-name="P54"><text:s text:c="22"/>Describes how to create an action button to write into the data.</text:p>
      <text:p text:style-name="P54"><text:s text:c="20"/>&lt;/xs:documentation&gt;</text:p>
      <text:p text:style-name="P54"><text:s text:c="18"/>&lt;/xs:annotation&gt;</text:p>
      <text:p text:style-name="P54"><text:tab/><text:tab/><text:tab/><text:tab/>&lt;/xs:element&gt;</text:p>
      <text:p text:style-name="P54"><text:tab/><text:tab/><text:tab/><text:tab/>&lt;xs:element name="blob" type="blobType" minOccurs="0" maxOccurs="1"&gt;</text:p>
      <text:p text:style-name="P54"><text:tab/><text:tab/><text:tab/><text:tab/> <text:s/>&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tab/><text:tab/><text:tab/><text:tab/>&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 text:c="20"/>&lt;xs:documentation&gt;</text:p>
      <text:p text:style-name="P54"><text:s text:c="22"/>Extension point for future schema</text:p>
      <text:p text:style-name="P54"><text:s text:c="20"/>&lt;/xs:documentation&gt;</text:p>
      <text:p text:style-name="P54"><text:soft-page-break/><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 text:c="4"/>&lt;/xs:complexType&gt;</text:p>
      <text:p text:style-name="P54"><text:s text:c="2"/>&lt;/xs:element&gt;</text:p>
      <text:p text:style-name="P54">&lt;/xs:schema&gt;<text:change-end text:change-id="ct105553240222976"/></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92</meta:editing-cycles>
    <meta:editing-duration>P1DT9H42M54S</meta:editing-duration>
    <meta:generator>LibreOffice/7.4.6.2$MacOSX_X86_64 LibreOffice_project/5b1f5509c2decdade7fda905e3e1429a67acd63d</meta:generator>
    <dc:date>2024-09-05T19:33:23.585720153</dc:date>
    <dc:creator>Bob Jacobsen</dc:creator>
    <meta:document-statistic meta:table-count="3" meta:image-count="1" meta:object-count="0" meta:page-count="26" meta:paragraph-count="715" meta:word-count="4354" meta:character-count="37854" meta:non-whitespace-character-count="29358"/>
    <meta:user-defined meta:name="OLCBdate">August 7, 2024</meta:user-defined>
    <meta:user-defined meta:name="OLCBstatus">Draft</meta:user-defined>
    <meta:user-defined meta:name="OLCByear">2024</meta:user-defined>
  </office:meta>
</office:document-meta>
</file>